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15c88c" officeooo:paragraph-rsid="000fab65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4pt" officeooo:rsid="000aea65" officeooo:paragraph-rsid="000aea65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4pt" fo:font-weight="normal" officeooo:rsid="000aea65" officeooo:paragraph-rsid="000aea65" style:font-size-asian="14pt" style:font-weight-asian="normal" style:font-size-complex="14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4pt" style:text-underline-style="none" fo:font-weight="normal" officeooo:rsid="000aea65" officeooo:paragraph-rsid="000aea65" style:font-size-asian="14pt" style:font-weight-asian="normal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d0bb2" officeooo:paragraph-rsid="000d0bb2" style:font-size-asian="14pt" style:font-weight-asian="normal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e2ca0" officeooo:paragraph-rsid="000e2ca0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e6703" officeooo:paragraph-rsid="000e6703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01600" officeooo:paragraph-rsid="00101600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fab65" officeooo:paragraph-rsid="000fab65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29339" officeooo:paragraph-rsid="00129339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13ecd9" officeooo:paragraph-rsid="0013ecd9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c533f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style:text-underline-style="none" officeooo:rsid="000fab65" style:font-size-asian="12pt" style:font-size-complex="12pt"/>
    </style:style>
    <style:style style:name="T7" style:family="text">
      <style:text-properties fo:font-size="12pt" style:text-underline-style="none" officeooo:rsid="00129339" style:font-size-asian="12pt" style:font-size-complex="12pt"/>
    </style:style>
    <style:style style:name="T8" style:family="text">
      <style:text-properties fo:font-size="12pt" style:text-underline-style="none" officeooo:rsid="0013ecd9" style:font-size-asian="12pt" style:font-size-complex="12pt"/>
    </style:style>
    <style:style style:name="T9" style:family="text">
      <style:text-properties fo:font-size="12pt" style:text-underline-style="none" officeooo:rsid="0015c88c" style:font-size-asian="12pt" style:font-size-complex="12pt"/>
    </style:style>
    <style:style style:name="T10" style:family="text">
      <style:text-properties fo:font-size="12pt" style:text-underline-style="none" officeooo:rsid="0017724e" style:font-size-asian="12pt" style:font-size-complex="12pt"/>
    </style:style>
    <style:style style:name="T11" style:family="text">
      <style:text-properties fo:font-size="12pt" style:text-underline-style="none" officeooo:rsid="001888dd" style:font-size-asian="12pt" style:font-size-complex="12pt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ab65"/>
    </style:style>
    <style:style style:name="T14" style:family="text">
      <style:text-properties style:text-underline-style="none" officeooo:rsid="0015c88c"/>
    </style:style>
    <style:style style:name="T15" style:family="text">
      <style:text-properties style:text-underline-style="none" officeooo:rsid="0017724e"/>
    </style:style>
    <style:style style:name="T16" style:family="text">
      <style:text-properties style:text-underline-style="none" officeooo:rsid="00129339"/>
    </style:style>
    <style:style style:name="T17" style:family="text">
      <style:text-properties style:text-underline-style="none" officeooo:rsid="0013ecd9"/>
    </style:style>
    <style:style style:name="T18" style:family="text">
      <style:text-properties style:text-underline-style="none" officeooo:rsid="00188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ément Thorens<text:tab/><text:tab/><text:tab/><text:span text:style-name="T2">TP4:Système informatiqu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1">4.1 : </text:span><text:span text:style-name="T3">Q</text:span><text:span text:style-name="T1">uestion :</text:span></text:p>
      <text:p text:style-name="P4">Les droits d’un fichier/dossier crée/modifié ne peuvent être les mêmes que ceux des sources, si les droits des sources sont moins restrictifs que les droits du répertoire qui contient les fichiers/dossiers crées ou modifiées.</text:p>
      <text:p text:style-name="P4"/>
      <text:p text:style-name="P5">Ultra-cp :</text:p>
      <text:p text:style-name="P6"><text:span text:style-name="T12">Comportement du programme selon l’interprétation de la consigne :</text:span></text:p>
      <text:p text:style-name="P6"><text:span text:style-name="T12"/></text:p>
      <text:p text:style-name="P7"><text:span text:style-name="T12">« ./ultra-cp fichier ou .ultra-cp dossier »</text:span></text:p>
      <text:p text:style-name="P7"><text:span text:style-name="T12">liste les informations du fichier ou(</text:span><text:span text:style-name="T13">récursivement</text:span><text:span text:style-name="T12">) celles du dossier</text:span></text:p>
      <text:p text:style-name="P7"><text:span text:style-name="T12"/></text:p>
      <text:p text:style-name="P8"><text:span text:style-name="T12">Pour toutes les utilisations suivantes, </text:span><text:span text:style-name="T14">les objets ne seront pas modifiés si leur taille ou leur date de modification est similaire à celle de la source.</text:span><text:span text:style-name="T12"> </text:span><text:span text:style-name="T15">L</text:span><text:span text:style-name="T12">’option -a va modifier les droits des objets copiés,</text:span><text:span text:style-name="T15">même si les objets ne sont pas modifiés.</text:span></text:p>
      <text:p text:style-name="P7"><text:span text:style-name="T12"/></text:p>
      <text:p text:style-name="P7"><text:span text:style-name="T12">« ./</text:span><text:span text:style-name="T13">ultra-cp fichier lien dossier … dossier »</text:span></text:p>
      <text:p text:style-name="P9"><text:span text:style-name="T12">Copie fichiers,liens et dossiers dans le dossier de destination UNIQUEMENT si celui-ci existe. Si le dossier de destination n’existe pas, le programme s’arrète.</text:span></text:p>
      <text:p text:style-name="P9"><text:span text:style-name="T12"/></text:p>
      <text:p text:style-name="P9"><text:span text:style-name="T12">« ./</text:span><text:span text:style-name="T16">ultra-cp fichier1 fichier2 »</text:span></text:p>
      <text:p text:style-name="P10"><text:span text:style-name="T12">Copie fichier1 dans fichier2, si fichier2 n’existe pas, le crée.</text:span></text:p>
      <text:p text:style-name="P10"><text:span text:style-name="T12"/></text:p>
      <text:p text:style-name="P10"><text:span text:style-name="T12">« ./</text:span><text:span text:style-name="T17">ultra-cp fichier1 fichier2 … fichierx »</text:span></text:p>
      <text:p text:style-name="P11"><text:span text:style-name="T12">Utilisation incorrecte, le programme </text:span><text:span text:style-name="T18">s’arrête.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28T11:57:46.868196957</dc:date>
    <meta:editing-duration>PT14M4S</meta:editing-duration>
    <meta:editing-cycles>13</meta:editing-cycles>
    <meta:document-statistic meta:table-count="0" meta:image-count="0" meta:object-count="0" meta:page-count="1" meta:paragraph-count="14" meta:word-count="169" meta:character-count="1107" meta:non-whitespace-character-count="950"/>
  </office:meta>
</office:document-meta>
</file>